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ext_20_body">
      <style:paragraph-properties fo:margin-top="0cm" fo:margin-bottom="0cm" fo:line-height="150%" fo:padding="0.074cm" fo:border-left="none" fo:border-right="none" fo:border-top="none" fo:border-bottom="0.002cm solid #000000" style:writing-mode="lr-tb" style:join-border="false"/>
      <style:text-properties fo:font-size="14pt" style:font-size-asian="14pt" style:font-size-complex="14pt"/>
    </style:style>
    <style:style style:name="P29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30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1" style:family="paragraph" style:parent-style-name="Standard" style:list-style-name="L1">
      <style:text-properties fo:font-size="14pt" style:font-size-asian="14pt" style:font-size-complex="14pt"/>
    </style:style>
    <style:style style:name="P32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33" style:family="paragraph" style:parent-style-name="Standard">
      <style:text-properties style:font-name="Arial" fo:font-size="16pt" style:font-size-asian="16pt" style:font-size-complex="16pt"/>
    </style:style>
    <style:style style:name="P3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5" style:family="paragraph" style:parent-style-name="Text_20_body" style:list-style-name="L13">
      <style:paragraph-properties fo:margin-top="0cm" fo:margin-bottom="0cm" fo:line-height="150%" style:writing-mode="lr-tb"/>
    </style:style>
    <style:style style:name="P106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0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8" style:family="paragraph" style:parent-style-name="Table_20_Contents" style:list-style-name="L44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color="#ff0000" fo:background-color="#f4cccc"/>
    </style:style>
    <style:style style:name="T12" style:family="text">
      <style:text-properties fo:background-color="transparent"/>
    </style:style>
    <style:style style:name="T13" style:family="text">
      <style:text-properties fo:background-color="#99ff99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7" style:family="text">
      <style:text-properties fo:background-color="#cc99ff"/>
    </style:style>
    <style:style style:name="T18" style:family="text">
      <style:text-properties fo:color="#000000" fo:background-color="transparent"/>
    </style:style>
    <style:style style:name="T19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8"><text:span text:style-name="T19">@@@</text:span></text:p>
      <text:p text:style-name="P21"/>
      <text:p text:style-name="P21">aaa</text:p>
      <text:p text:style-name="P21"/>
      <text:p text:style-name="P1">============================== TEMPLATE / 20200904_113804</text:p>
      <text:p text:style-name="P19">#_ <text:span text:style-name="T18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(1)&lt;XXX.dir&gt;</text:span>&amp;param_Fname_File_Tickets_Data=<text:span text:style-name="T2">(2)&lt;XXX.(tickets-data).log&gt;</text:span>&amp;param_Fname_File_Statement=<text:span text:style-name="T14">(3)&lt;DetailedStatement.XXX.htm&gt;</text:span><text:span text:style-name="T12">&amp;param_Dpath_File_Statement=C:\Users\iwabuchiken\AppData\Roaming\MetaQuotes\Terminal\34B08C83A5AAE27A4079DE708E60511E\MQL4\Files\Logs\</text:span><text:span text:style-name="T17">(4)&lt;XXX.dir&gt;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</text:span><text:span text:style-name="T12">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9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6">"&lt;FILE PATH&gt;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6922735882029342653" text:style-name="L3">
        <text:list-item>
          <text:p text:style-name="P35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11"/>
          </table:table-cell>
          <table:table-cell table:style-name="表39.B1" table:number-rows-spanned="6" office:value-type="string">
            <text:p text:style-name="P13">file</text:p>
          </table:table-cell>
          <table:table-cell table:style-name="表39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4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DUP sheet ==&gt; “<text:span text:style-name="T15">7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rename ===&gt; “<text:span text:style-name="T15">8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move to ==&gt; any suitable location</text:p>
          </table:table-cell>
        </table:table-row>
        <table:table-row>
          <table:table-cell table:style-name="表39.A7" office:value-type="string">
            <text:p text:style-name="P11"/>
          </table:table-cell>
          <table:table-cell table:style-name="表39.A7" table:number-rows-spanned="2" office:value-type="string">
            <text:p text:style-name="P13">sheet</text:p>
          </table:table-cell>
          <table:table-cell table:style-name="表39.C2" office:value-type="string">
            <text:p text:style-name="P13">delete ==&gt; data area </text:p>
          </table:table-cell>
        </table:table-row>
        <table:table-row>
          <table:table-cell table:style-name="表39.A7" office:value-type="string">
            <text:p text:style-name="P11"/>
          </table:table-cell>
          <table:covered-table-cell/>
          <table:table-cell table:style-name="表39.C2" office:value-type="string">
            <text:p text:style-name="P13">C/P ==&gt; data from gen-ed file </text:p>
          </table:table-cell>
        </table:table-row>
      </table:table>
      <text:p text:style-name="P20"/>
      <text:list xml:id="list3687867976644775094" text:style-name="L50">
        <text:list-item>
          <text:p text:style-name="P53">TASK-1.3 : sheet ==&gt; edit </text:p>
          <text:list>
            <text:list-item>
              <text:p text:style-name="P53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/>
          </table:table-cell>
          <table:table-cell table:style-name="表40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8">hide : cols ==&gt; CV ~ DE 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18">addressing ==&gt; total, gain, loss </text:p>
            <text:list xml:id="list5437723323764062143" text:style-name="L51">
              <text:list-item>
                <text:p text:style-name="P101">DH4</text:p>
              </text:list-item>
              <text:list-item>
                <text:p text:style-name="P101">DH5</text:p>
              </text:list-item>
              <text:list-item>
                <text:p text:style-name="P101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8">addressing ==&gt; BB.loc </text:p>
            <text:list xml:id="list758750043048660527" text:style-name="L52">
              <text:list-item>
                <text:p text:style-name="P102">“current”, “prev” ==&gt; C/P</text:p>
              </text:list-item>
              <text:list-item>
                <text:p text:style-name="P102">“数式” ==&gt; M – t &gt; q &gt; M – f &gt; Ret</text:p>
              </text:list-item>
              <text:list-item>
                <text:p text:style-name="P102">replace</text:p>
                <text:list>
                  <text:list-item>
                    <text:p text:style-name="P102">DH11 (prev,total,end) → DH8 </text:p>
                  </text:list-item>
                  <text:list-item>
                    <text:p text:style-name="P102">DH12 (prev, loss,end) → DH9</text:p>
                  </text:list-item>
                  <text:list-item>
                    <text:p text:style-name="P102">DG13 (prev,loss,start) → DG10</text:p>
                  </text:list-item>
                </text:list>
              </text:list-item>
              <text:list-item>
                <text:p text:style-name="P102"><text:soft-page-break/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6"/>
          </table:table-cell>
        </table:table-row>
      </table:table>
      <text:list xml:id="list31483230" text:continue-list="list3687867976644775094" text:style-name="L50">
        <text:list-item>
          <text:list>
            <text:list-item>
              <text:p text:style-name="P103">result </text:p>
            </text:list-item>
            <text:list-item>
              <text:p text:style-name="P103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2">1</text:p>
          </table:table-cell>
          <table:table-cell table:style-name="表41.B1" office:value-type="string">
            <text:p text:style-name="P18"/>
          </table:table-cell>
        </table:table-row>
        <table:table-row>
          <table:table-cell table:style-name="表41.A2" office:value-type="float" office:value="2">
            <text:p text:style-name="P12">2</text:p>
          </table:table-cell>
          <table:table-cell table:style-name="表41.B2" office:value-type="string">
            <text:p text:style-name="P18"/>
          </table:table-cell>
        </table:table-row>
        <table:table-row>
          <table:table-cell table:style-name="表41.A2" office:value-type="float" office:value="3">
            <text:p text:style-name="P12">3</text:p>
          </table:table-cell>
          <table:table-cell table:style-name="表41.B2" office:value-type="string">
            <text:p text:style-name="P18"/>
          </table:table-cell>
        </table:table-row>
      </table:table>
      <text:list xml:id="list31485843" text:continue-numbering="true" text:style-name="L50">
        <text:list-item>
          <text:list>
            <text:list-item>
              <text:p text:style-name="P103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0"/>
          </table:table-cell>
          <table:table-cell table:style-name="表42.B1" office:value-type="string">
            <text:p text:style-name="P18"/>
          </table:table-cell>
        </table:table-row>
      </table:table>
      <text:list xml:id="list31493938" text:continue-numbering="true" text:style-name="L50">
        <text:list-item>
          <text:list>
            <text:list-item>
              <text:p text:style-name="P103"/>
            </text:list-item>
            <text:list-item>
              <text:p text:style-name="P103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2T11:26:08.87</dc:date>
    <dc:creator>iwabuchi ken</dc:creator>
    <meta:editing-duration>PT11H49M48S</meta:editing-duration>
    <meta:editing-cycles>144</meta:editing-cycles>
    <meta:generator>OpenOffice/4.1.3$Win32 OpenOffice.org_project/413m1$Build-9783</meta:generator>
    <meta:document-statistic meta:table-count="5" meta:image-count="0" meta:object-count="0" meta:page-count="4" meta:paragraph-count="75" meta:word-count="272" meta:character-count="3172"/>
  </office:meta>
</office:document-meta>
</file>